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8aef" officeooo:paragraph-rsid="001f8aef"/>
    </style:style>
    <style:style style:name="T1" style:family="text">
      <style:text-properties officeooo:rsid="001fd1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rtime renewal company</text:p>
      <text:p text:style-name="P1"/>
      <text:p text:style-name="P1">Part I: Interior System - Intranet Application</text:p>
      <text:p text:style-name="P1"/>
      <text:p text:style-name="P1">Consider a company that provides cheap mobile telephony services to its customers for calls within</text:p>
      <text:p text:style-name="P1">Greece to mobile and landline phones. The company has four branches in the city center. For each new</text:p>
      <text:p text:style-name="P1">customer, who wants to open an account, personal information should be stored, such as name,</text:p>
      <text:p text:style-name="P1">year of birth, sex, address and occupation, marital status, AFM number and bank</text:p>
      <text:p text:style-name="P1">account. If two customers have a first-degree family relationship, it should be maintained</text:p>
      <text:p text:style-name="P1">too. The clients open accounts with mobile phone pre-pay, characterized by the</text:p>
      <text:p text:style-name="P1">mobile phone number. Each number has up to 2 recipients, while a client can not have more than 6</text:p>
      <text:p text:style-name="P1">different phone numbers. Customers come to be served in one of the four branches</text:p>
      <text:p text:style-name="P1">each of which has 2 to 4 sales officers. The person who serves them , <text:span text:style-name="T1">stores</text:span> their data</text:p>
      <text:p text:style-name="P1">in the system and completes the necessary checks. If it is a new client, a new-client-<text:span text:style-name="T1">t</text:span>ab is created and he informs the client about the password that has to be mentioned in every transaction.</text:p>
      <text:p text:style-name="P1">Then he registers the phone number and opens a new account and informs the customer.</text:p>
      <text:p text:style-name="P1">If a customer wants to acquire more than 6 phone numbers, only the Administrator may</text:p>
      <text:p text:style-name="P1">give him a new number. Customers who arrive at the branches can also add time</text:p>
      <text:p text:style-name="P1">at the payphone transferring the fee from the bank account designated by the</text:p>
      <text:p text:style-name="P1">request acquisition number with the help of the sales administrator. Note that the minimum payment is</text:p>
      <text:p text:style-name="P1">10 euros and each euro is equivalent to 60 minutes of talk time. The system must maintain the traffic history of</text:p>
      <text:p text:style-name="P1">each number. The traffic history is the date and time that the number was credited and relevant</text:p>
      <text:p text:style-name="P1">amount of money or time that was credi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Μάρκος Φαφαλιός</meta:initial-creator>
    <meta:creation-date>2014-08-19T18:59:43.65</meta:creation-date>
    <dc:date>2014-08-19T23:18:13.881729159</dc:date>
    <meta:editing-duration>PT53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20" meta:word-count="301" meta:character-count="1732" meta:non-whitespace-character-count="1451"/>
  </office:meta>
</office:document-meta>
</file>